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T1" style:family="text">
      <style:text-properties officeooo:rsid="000a14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158A - <text:a xlink:type="simple" xlink:href="https://codeforces.com/contest/158/problem/A" text:style-name="Internet_20_link" text:visited-style-name="Visited_20_Internet_20_Link">Next round</text:a> - 62ms - 3600KB</text:p>
      <text:p text:style-name="Preformatted_20_Text">177A1 - <text:a xlink:type="simple" xlink:href="https://codeforces.com/contest/177/problem/A1" text:style-name="Internet_20_link" text:visited-style-name="Visited_20_Internet_20_Link">Good matrix elements</text:a> - 30ms - 3600KB</text:p>
      <text:p text:style-name="Preformatted_20_Text">1433A - <text:a xlink:type="simple" xlink:href="https://codeforces.com/contest/1433/problem/A" text:style-name="Internet_20_link" text:visited-style-name="Visited_20_Internet_20_Link">Boring apartments</text:a> - 15ms - 0KB</text:p>
      <text:p text:style-name="Preformatted_20_Text">1624A - <text:a xlink:type="simple" xlink:href="https://codeforces.com/contest/1624/problem/A" text:style-name="Internet_20_link" text:visited-style-name="Visited_20_Internet_20_Link">Plus one on the subset</text:a> - 109ms - 0KB</text:p>
      <text:p text:style-name="Preformatted_20_Text">1631A - <text:a xlink:type="simple" xlink:href="https://codeforces.com/contest/1631/problem/A" text:style-name="Internet_20_link" text:visited-style-name="Visited_20_Internet_20_Link">Min max swap</text:a> - 15ms - 100KB</text:p>
      <text:p text:style-name="Preformatted_20_Text">1632A - <text:a xlink:type="simple" xlink:href="https://codeforces.com/contest/1632/problem/A" text:style-name="Internet_20_link" text:visited-style-name="Visited_20_Internet_20_Link">ABC</text:a> - 15ms - 0KB</text:p>
      <text:p text:style-name="Preformatted_20_Text">1635A - <text:a xlink:type="simple" xlink:href="https://codeforces.com/contest/1635/problem/A" text:style-name="Internet_20_link" text:visited-style-name="Visited_20_Internet_20_Link">Min or sum</text:a> - 31ms - 0KB</text:p>
      <text:p text:style-name="Preformatted_20_Text">1642A - <text:a xlink:type="simple" xlink:href="https://codeforces.com/contest/1642/problem/A" text:style-name="Internet_20_link" text:visited-style-name="Visited_20_Internet_20_Link">Hard way</text:a> - 15ms - 0KB</text:p>
      <text:p text:style-name="Preformatted_20_Text">1646A - <text:a xlink:type="simple" xlink:href="https://codeforces.com/contest/1646/problem/A" text:style-name="Internet_20_link" text:visited-style-name="Visited_20_Internet_20_Link">Square counting</text:a> - 93ms - 0KB</text:p>
      <text:p text:style-name="Preformatted_20_Text">1649A - <text:a xlink:type="simple" xlink:href="https://codeforces.com/contest/1649/problem/A" text:style-name="Internet_20_link" text:visited-style-name="Visited_20_Internet_20_Link">Game</text:a> - 15ms - 0KB</text:p>
      <text:p text:style-name="Preformatted_20_Text">1651A - <text:a xlink:type="simple" xlink:href="https://codeforces.com/contest/1651/problem/A" text:style-name="Internet_20_link" text:visited-style-name="Visited_20_Internet_20_Link">Playoff</text:a> - 15ms - 0KB</text:p>
      <text:p text:style-name="Preformatted_20_Text">1656A - <text:a xlink:type="simple" xlink:href="https://codeforces.com/contest/1656/problem/A" text:style-name="Internet_20_link" text:visited-style-name="Visited_20_Internet_20_Link">Good pairs</text:a> - 31ms - 400KB</text:p>
      <text:p text:style-name="Preformatted_20_Text">1657A - <text:a xlink:type="simple" xlink:href="https://codeforces.com/contest/1657/problem/A" text:style-name="Internet_20_link" text:visited-style-name="Visited_20_Internet_20_Link">Integer moves</text:a> - 31ms - 0KB</text:p>
      <text:p text:style-name="Preformatted_20_Text">1658A - <text:a xlink:type="simple" xlink:href="https://codeforces.com/contest/1658/problem/A" text:style-name="Internet_20_link" text:visited-style-name="Visited_20_Internet_20_Link">Marine and photoshoot</text:a> - 31ms - 0KB</text:p>
      <text:p text:style-name="Preformatted_20_Text">1660A - <text:a xlink:type="simple" xlink:href="https://codeforces.com/contest/1660/problem/A" text:style-name="Internet_20_link" text:visited-style-name="Visited_20_Internet_20_Link">Vasya and coins</text:a> - 46ms - 0KB</text:p>
      <text:p text:style-name="Preformatted_20_Text">1661A - <text:a xlink:type="simple" xlink:href="https://codeforces.com/contest/1661/problem/A" text:style-name="Internet_20_link" text:visited-style-name="Visited_20_Internet_20_Link">Array balancing</text:a> - 62ms - 0KB</text:p>
      <text:p text:style-name="Preformatted_20_Text">1665A - <text:a xlink:type="simple" xlink:href="https://codeforces.com/contest/1665/problem/A" text:style-name="Internet_20_link" text:visited-style-name="Visited_20_Internet_20_Link">GCD vs LCM</text:a> - 46ms - 0KB</text:p>
      <text:p text:style-name="Preformatted_20_Text">1668A - <text:a xlink:type="simple" xlink:href="https://codeforces.com/contest/1668/problem/A" text:style-name="Internet_20_link" text:visited-style-name="Visited_20_Internet_20_Link">Direction change</text:a> - 31ms - 0KB</text:p>
      <text:p text:style-name="Preformatted_20_Text">1669A - <text:a xlink:type="simple" xlink:href="https://codeforces.com/contest/1669/problem/A" text:style-name="Internet_20_link" text:visited-style-name="Visited_20_Internet_20_Link">Division?</text:a> - 31ms - 0KB</text:p>
      <text:p text:style-name="Preformatted_20_Text">1671A - <text:a xlink:type="simple" xlink:href="https://codeforces.com/contest/1671/problem/A" text:style-name="Internet_20_link" text:visited-style-name="Visited_20_Internet_20_Link">String Building</text:a> - 31ms - 0KB</text:p>
      <text:p text:style-name="Preformatted_20_Text">1672A - <text:a xlink:type="simple" xlink:href="https://codeforces.com/contest/1672/problem/A" text:style-name="Internet_20_link" text:visited-style-name="Visited_20_Internet_20_Link">Log chopping</text:a> - 30ms - 0KB</text:p>
      <text:p text:style-name="Preformatted_20_Text">1674A - <text:a xlink:type="simple" xlink:href="https://codeforces.com/contest/1674/problem/A" text:style-name="Internet_20_link" text:visited-style-name="Visited_20_Internet_20_Link">Number transformation</text:a> - 62ms - 0KB</text:p>
      <text:p text:style-name="Preformatted_20_Text">1675A - <text:a xlink:type="simple" xlink:href="https://codeforces.com/contest/1675/problem/A" text:style-name="Internet_20_link" text:visited-style-name="Visited_20_Internet_20_Link">Food for animals</text:a> - 15ms - 0KB</text:p>
      <text:p text:style-name="Preformatted_20_Text">1676A - <text:a xlink:type="simple" xlink:href="https://codeforces.com/contest/1676/problem/A" text:style-name="Internet_20_link" text:visited-style-name="Visited_20_Internet_20_Link">Lucky?</text:a> - 15ms - 0KB</text:p>
      <text:p text:style-name="Preformatted_20_Text">1678A - <text:a xlink:type="simple" xlink:href="https://codeforces.com/contest/1678/problem/A" text:style-name="Internet_20_link" text:visited-style-name="Visited_20_Internet_20_Link">Tokisukaze and all zero sequence</text:a> - 46ms - 3910KB</text:p>
      <text:p text:style-name="Preformatted_20_Text">1680A - <text:a xlink:type="simple" xlink:href="https://codeforces.com/contest/1680/problem/A" text:style-name="Internet_20_link" text:visited-style-name="Visited_20_Internet_20_Link">Minimums and maximums</text:a> - 31ms - 0KB</text:p>
      <text:p text:style-name="Preformatted_20_Text">1684A - <text:a xlink:type="simple" xlink:href="https://codeforces.com/contest/1684/problem/A" text:style-name="Internet_20_link" text:visited-style-name="Visited_20_Internet_20_Link">Digit minimization</text:a> - 15ms - 0KB</text:p>
      <text:p text:style-name="Preformatted_20_Text">1685A - <text:a xlink:type="simple" xlink:href="https://codeforces.com/contest/1685/problem/A" text:style-name="Internet_20_link" text:visited-style-name="Visited_20_Internet_20_Link">Circular local minimax</text:a> - 467ms - 17600KB</text:p>
      <text:p text:style-name="Preformatted_20_Text">1686A - <text:a xlink:type="simple" xlink:href="https://codeforces.com/contest/1686/problem/A" text:style-name="Internet_20_link" text:visited-style-name="Visited_20_Internet_20_Link">Everything everywhere all but once</text:a> - 15ms - 0KB</text:p>
      <text:p text:style-name="Preformatted_20_Text">1688A - <text:a xlink:type="simple" xlink:href="https://codeforces.com/contest/1688/problem/A" text:style-name="Internet_20_link" text:visited-style-name="Visited_20_Internet_20_Link">Cirno's perfect bitmasks classroom</text:a> - 15ms - 0KB</text:p>
      <text:p text:style-name="Preformatted_20_Text">1691A - <text:a xlink:type="simple" xlink:href="https://codeforces.com/contest/1691/problem/A" text:style-name="Internet_20_link" text:visited-style-name="Visited_20_Internet_20_Link">Beat the odds</text:a> - 31ms - 400KB</text:p>
      <text:p text:style-name="Preformatted_20_Text">1692A - <text:a xlink:type="simple" xlink:href="https://codeforces.com/contest/1692/problem/A" text:style-name="Internet_20_link" text:visited-style-name="Visited_20_Internet_20_Link">Marathon</text:a> - 62ms - 0KB</text:p>
      <text:p text:style-name="Preformatted_20_Text">1694A - <text:a xlink:type="simple" xlink:href="https://codeforces.com/contest/1694/problem/A" text:style-name="Internet_20_link" text:visited-style-name="Visited_20_Internet_20_Link">Creep</text:a> - 327ms - 0KB</text:p>
      <text:p text:style-name="Preformatted_20_Text">1696A - <text:a xlink:type="simple" xlink:href="https://codeforces.com/contest/1696/problem/A" text:style-name="Internet_20_link" text:visited-style-name="Visited_20_Internet_20_Link">NIT orz!</text:a> - 15ms - 0KB</text:p>
      <text:p text:style-name="Preformatted_20_Text">1697A - <text:a xlink:type="simple" xlink:href="https://codeforces.com/contest/1697/problem/A" text:style-name="Internet_20_link" text:visited-style-name="Visited_20_Internet_20_Link">Parkway walk</text:a> - 15ms - 0KB</text:p>
      <text:p text:style-name="Preformatted_20_Text">1698A - <text:a xlink:type="simple" xlink:href="https://codeforces.com/contest/1698/problem/A" text:style-name="Internet_20_link" text:visited-style-name="Visited_20_Internet_20_Link">XOR Mixup</text:a> - 31ms - 0KB</text:p>
      <text:p text:style-name="Preformatted_20_Text">1700A - <text:a xlink:type="simple" xlink:href="https://codeforces.com/contest/1700/problem/A" text:style-name="Internet_20_link" text:visited-style-name="Visited_20_Internet_20_Link"><text:span text:style-name="T1">O</text:span></text:a><text:a xlink:type="simple" xlink:href="https://codeforces.com/contest/1700/problem/A" text:style-name="Internet_20_link" text:visited-style-name="Visited_20_Internet_20_Link">ptimal path</text:a> - 15ms - 0KB</text:p>
      <text:p text:style-name="Preformatted_20_Text">1701A - <text:a xlink:type="simple" xlink:href="https://codeforces.com/contest/1701/problem/A" text:style-name="Internet_20_link" text:visited-style-name="Visited_20_Internet_20_Link">Grass field</text:a> - 15ms - 0KB</text:p>
      <text:p text:style-name="Preformatted_20_Text">1703A - <text:a xlink:type="simple" xlink:href="https://codeforces.com/contest/1703/problem/A" text:style-name="Internet_20_link" text:visited-style-name="Visited_20_Internet_20_Link">YES or yes?</text:a> - 15ms - 0KB</text:p>
      <text:p text:style-name="Preformatted_20_Text">1704A - <text:a xlink:type="simple" xlink:href="https://codeforces.com/contest/1704/problem/A" text:style-name="Internet_20_link" text:visited-style-name="Visited_20_Internet_20_Link">Two 0-1 sequences</text:a> - 31ms - 0KB</text:p>
      <text:p text:style-name="Preformatted_20_Text">1707A - <text:a xlink:type="simple" xlink:href="https://codeforces.com/contest/1707/problem/A" text:style-name="Internet_20_link" text:visited-style-name="Visited_20_Internet_20_Link">Doremy's IQ</text:a> - 451ms - 800KB</text:p>
      <text:p text:style-name="Preformatted_20_Text">1708A - <text:a xlink:type="simple" xlink:href="https://codeforces.com/contest/1708/problem/A" text:style-name="Internet_20_link" text:visited-style-name="Visited_20_Internet_20_Link">Difference Operations</text:a> - 31ms - 0KB</text:p>
      <text:p text:style-name="Preformatted_20_Text">1709A - <text:a xlink:type="simple" xlink:href="https://codeforces.com/contest/1709/problem/A" text:style-name="Internet_20_link" text:visited-style-name="Visited_20_Internet_20_Link">Three doors</text:a> - 15ms - 0KB</text:p>
      <text:p text:style-name="Preformatted_20_Text">1711A - <text:a xlink:type="simple" xlink:href="https://codeforces.com/contest/1711/problem/A" text:style-name="Internet_20_link" text:visited-style-name="Visited_20_Internet_20_Link">Perfect permutation</text:a> - 405ms - 400KB</text:p>
      <text:p text:style-name="Preformatted_20_Text">1713A - <text:a xlink:type="simple" xlink:href="https://codeforces.com/contest/1713/problem/A" text:style-name="Internet_20_link" text:visited-style-name="Visited_20_Internet_20_Link">Traveling salesman problem</text:a> - 15ms - 0KB</text:p>
      <text:p text:style-name="Preformatted_20_Text">1716A - <text:a xlink:type="simple" xlink:href="https://codeforces.com/contest/1716/problem/A" text:style-name="Internet_20_link" text:visited-style-name="Visited_20_Internet_20_Link">2-3 Moves</text:a> - 46ms - 0KB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0T10:19:51.961878554</dc:date>
    <meta:editing-duration>PT1M26S</meta:editing-duration>
    <meta:editing-cycles>1</meta:editing-cycles>
    <meta:document-statistic meta:table-count="0" meta:image-count="0" meta:object-count="0" meta:page-count="1" meta:paragraph-count="46" meta:word-count="385" meta:character-count="1664" meta:non-whitespace-character-count="1325"/>
    <meta:generator>LibreOffice/7.3.4.2$Linux_X86_64 LibreOffice_project/30$Build-2</meta:generator>
  </office:meta>
</office:document-meta>
</file>